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Arial Narrow" svg:font-family="'Arial Narrow'"/>
    <style:font-face style:name="StarSymbol1" svg:font-family="StarSymbol"/>
    <style:font-face style:name="Garamond1" svg:font-family="Garamond" style:font-family-generic="roman"/>
    <style:font-face style:name="DejaVu Sans1" svg:font-family="'DejaVu Sans'" style:font-family-generic="swiss"/>
    <style:font-face style:name="Lucida Console" svg:font-family="'Lucida Console'" style:font-adornments="Normal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33" style:family="table">
      <style:table-properties style:width="16.499cm" table:align="center" style:writing-mode="lr-tb"/>
    </style:style>
    <style:style style:name="Tabela33.A" style:family="table-column">
      <style:table-column-properties style:column-width="1.409cm"/>
    </style:style>
    <style:style style:name="Tabela33.B" style:family="table-column">
      <style:table-column-properties style:column-width="15.09cm"/>
    </style:style>
    <style:style style:name="Tabela33.A1" style:family="table-cell">
      <style:table-cell-properties style:vertical-align="top" fo:background-color="#333333" fo:padding="0cm" fo:border="0.05pt solid #000000">
        <style:background-image/>
      </style:table-cell-properties>
    </style:style>
    <style:style style:name="Tabela33.A2" style:family="table-cell">
      <style:table-cell-properties style:vertical-align="top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a33.B2" style:family="table-cell">
      <style:table-cell-properties style:vertical-align="top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a33.A3" style:family="table-cell">
      <style:table-cell-properties style:vertical-align="top" fo:background-color="#cccccc" fo:padding="0cm" fo:border-left="0.05pt solid #000000" fo:border-right="none" fo:border-top="none" fo:border-bottom="0.05pt solid #000000">
        <style:background-image/>
      </style:table-cell-properties>
    </style:style>
    <style:style style:name="Tabela33.B3" style:family="table-cell">
      <style:table-cell-properties style:vertical-align="top" fo:background-color="#cccccc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a36" style:family="table">
      <style:table-properties style:width="16.499cm" table:align="center" style:writing-mode="lr-tb"/>
    </style:style>
    <style:style style:name="Tabela36.A" style:family="table-column">
      <style:table-column-properties style:column-width="2.99cm"/>
    </style:style>
    <style:style style:name="Tabela36.B" style:family="table-column">
      <style:table-column-properties style:column-width="13.51cm"/>
    </style:style>
    <style:style style:name="Tabela36.A1" style:family="table-cell">
      <style:table-cell-properties style:vertical-align="top" fo:background-color="#333333" fo:padding="0cm" fo:border="0.05pt solid #000000">
        <style:background-image/>
      </style:table-cell-properties>
    </style:style>
    <style:style style:name="Tabela36.A2" style:family="table-cell">
      <style:table-cell-properties style:vertical-align="top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a36.B2" style:family="table-cell">
      <style:table-cell-properties style:vertical-align="top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a36.A3" style:family="table-cell">
      <style:table-cell-properties style:vertical-align="top" fo:background-color="#cccccc" fo:padding="0cm" fo:border-left="0.05pt solid #000000" fo:border-right="none" fo:border-top="none" fo:border-bottom="0.05pt solid #000000">
        <style:background-image/>
      </style:table-cell-properties>
    </style:style>
    <style:style style:name="Tabela36.B3" style:family="table-cell">
      <style:table-cell-properties style:vertical-align="top" fo:background-color="#cccccc" fo:padding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2pt" officeooo:paragraph-rsid="00115a5b" style:font-size-asian="12pt" style:font-size-complex="12pt"/>
    </style:style>
    <style:style style:name="P2" style:family="paragraph" style:parent-style-name="Comando">
      <style:text-properties style:use-window-font-color="true" fo:font-size="12pt" fo:language="pt" fo:country="BR" officeooo:paragraph-rsid="00115a5b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Comando">
      <style:text-properties officeooo:paragraph-rsid="00115a5b"/>
    </style:style>
    <style:style style:name="P4" style:family="paragraph" style:parent-style-name="Código">
      <style:text-properties officeooo:rsid="001683e3" officeooo:paragraph-rsid="00115a5b"/>
    </style:style>
    <style:style style:name="P5" style:family="paragraph" style:parent-style-name="Código">
      <style:text-properties officeooo:rsid="0018458d" officeooo:paragraph-rsid="00115a5b"/>
    </style:style>
    <style:style style:name="P6" style:family="paragraph" style:parent-style-name="Código">
      <style:text-properties officeooo:paragraph-rsid="00115a5b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paragraph-rsid="00115a5b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12pt" officeooo:rsid="0018458d" officeooo:paragraph-rsid="00115a5b" style:font-size-asian="12pt" style:font-size-complex="12pt"/>
    </style:style>
    <style:style style:name="P9" style:family="paragraph" style:parent-style-name="Table_20_Contents">
      <style:text-properties fo:font-size="12pt" fo:font-style="normal" officeooo:rsid="0018458d" officeooo:paragraph-rsid="00115a5b" style:font-size-asian="12pt" style:font-style-asian="normal" style:font-size-complex="12pt" style:font-style-complex="normal"/>
    </style:style>
    <style:style style:name="P10" style:family="paragraph" style:parent-style-name="Table_20_Heading">
      <style:paragraph-properties fo:background-color="#000000">
        <style:background-image/>
      </style:paragraph-properties>
      <style:text-properties fo:font-size="12pt" officeooo:paragraph-rsid="00115a5b" style:font-size-asian="12pt" style:font-size-complex="12pt"/>
    </style:style>
    <style:style style:name="P11" style:family="paragraph" style:parent-style-name="Text_20_body">
      <style:text-properties style:use-window-font-color="true" fo:font-size="12pt" fo:language="pt" fo:country="BR" officeooo:paragraph-rsid="00115a5b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Text_20_body">
      <style:text-properties fo:font-size="12pt" officeooo:paragraph-rsid="00115a5b" style:font-size-asian="12pt" style:font-size-complex="12pt"/>
    </style:style>
    <style:style style:name="P13" style:family="paragraph" style:parent-style-name="Text_20_body">
      <style:text-properties fo:font-size="12pt" fo:font-style="normal" fo:font-weight="normal" officeooo:paragraph-rsid="00115a5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officeooo:paragraph-rsid="00115a5b"/>
    </style:style>
    <style:style style:name="P15" style:family="paragraph" style:parent-style-name="Heading_20_2">
      <style:text-properties style:use-window-font-color="true" fo:font-size="12pt" fo:language="pt" fo:country="BR" officeooo:paragraph-rsid="0012be4e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Text_20_body">
      <style:paragraph-properties fo:text-align="justify" style:justify-single-word="false"/>
      <style:text-properties fo:font-style="normal" fo:font-weight="normal" officeooo:paragraph-rsid="0012be4e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paragraph-rsid="0012be4e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officeooo:paragraph-rsid="0012be4e"/>
    </style:style>
    <style:style style:name="P19" style:family="paragraph" style:parent-style-name="Text_20_body">
      <style:paragraph-properties fo:text-align="justify" style:justify-single-word="false"/>
      <style:text-properties fo:font-style="italic" fo:font-weight="normal" officeooo:paragraph-rsid="0012be4e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officeooo:paragraph-rsid="0012be4e"/>
    </style:style>
    <style:style style:name="P21" style:family="paragraph" style:parent-style-name="Text_20_body" style:list-style-name="L1">
      <style:paragraph-properties fo:background-color="#cccccc">
        <style:background-image/>
      </style:paragraph-properties>
      <style:text-properties fo:font-size="12pt" officeooo:paragraph-rsid="00115a5b" style:font-size-asian="12pt" style:font-size-complex="12pt"/>
    </style:style>
    <style:style style:name="P22" style:family="paragraph" style:parent-style-name="Text_20_body" style:list-style-name="L1">
      <style:paragraph-properties fo:background-color="#b3b3b3">
        <style:background-image/>
      </style:paragraph-properties>
      <style:text-properties fo:font-size="12pt" officeooo:paragraph-rsid="00115a5b" style:font-size-asian="12pt" style:font-size-complex="12pt"/>
    </style:style>
    <style:style style:name="P23" style:family="paragraph" style:parent-style-name="Comando">
      <style:text-properties fo:font-style="normal" fo:font-weight="normal" officeooo:paragraph-rsid="0012be4e" style:font-style-asian="normal" style:font-weight-asian="normal" style:font-style-complex="normal" style:font-weight-complex="normal"/>
    </style:style>
    <style:style style:name="P24" style:family="paragraph" style:parent-style-name="Comando">
      <style:text-properties officeooo:paragraph-rsid="0012be4e"/>
    </style:style>
    <style:style style:name="P25" style:family="paragraph" style:parent-style-name="Heading_20_3">
      <style:text-properties officeooo:paragraph-rsid="00115a5b"/>
    </style:style>
    <style:style style:name="P26" style:family="paragraph" style:parent-style-name="Heading_20_3">
      <style:paragraph-properties fo:break-before="page"/>
      <style:text-properties officeooo:paragraph-rsid="0012be4e"/>
    </style:style>
    <style:style style:name="P27" style:family="paragraph" style:parent-style-name="Código">
      <style:text-properties fo:font-style="normal" fo:font-weight="normal" officeooo:paragraph-rsid="0012be4e" style:font-style-asian="normal" style:font-weight-asian="normal" style:font-style-complex="normal" style:font-weight-complex="normal"/>
    </style:style>
    <style:style style:name="P28" style:family="paragraph" style:parent-style-name="Código">
      <style:text-properties officeooo:paragraph-rsid="0012be4e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officeooo:paragraph-rsid="0012be4e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officeooo:rsid="001683e3" officeooo:paragraph-rsid="0012be4e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normal" officeooo:paragraph-rsid="0012be4e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font-size="12pt" fo:font-style="normal" officeooo:paragraph-rsid="0012be4e" style:font-size-asian="12pt" style:font-style-asian="normal" style:font-size-complex="12pt" style:font-style-complex="normal"/>
    </style:style>
    <style:style style:name="P33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2pt" fo:font-weight="normal" officeooo:paragraph-rsid="0012be4e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background-color="#ffffff">
        <style:background-image/>
      </style:paragraph-properties>
      <style:text-properties fo:font-size="12pt" fo:font-style="normal" officeooo:paragraph-rsid="0012be4e" style:font-size-asian="12pt" style:font-style-asian="normal" style:font-size-complex="12pt" style:font-style-complex="normal"/>
    </style:style>
    <style:style style:name="P35" style:family="paragraph" style:parent-style-name="Table_20_Heading">
      <style:paragraph-properties fo:background-color="#000000">
        <style:background-image/>
      </style:paragraph-properties>
      <style:text-properties fo:font-size="12pt" officeooo:paragraph-rsid="0012be4e" style:font-size-asian="12pt" style:font-size-complex="12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458d"/>
    </style:style>
    <style:style style:name="T9" style:family="text">
      <style:text-properties style:font-name="Arial Narrow"/>
    </style:style>
    <style:style style:name="T10" style:family="text">
      <style:text-properties style:font-name="Arial Narrow" officeooo:rsid="0018458d"/>
    </style:style>
    <style:style style:name="T11" style:family="text">
      <style:text-properties style:font-name="Arial Narrow" fo:font-weight="bold" style:font-weight-asian="bold" style:font-weight-complex="bold"/>
    </style:style>
    <style:style style:name="T12" style:family="text">
      <style:text-properties style:font-name="Garamond1" fo:font-size="12pt" style:font-size-asian="12pt" style:font-size-complex="12pt"/>
    </style:style>
    <style:style style:name="T13" style:family="text">
      <style:text-properties style:font-name="Garamond1" fo:font-size="12pt" fo:font-style="normal" fo:font-weight="normal" style:font-size-asian="12pt" style:font-size-complex="12pt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h text:style-name="P25" text:outline-level="3">O Comando last</text:h>
      <text:p text:style-name="P12"><text:tab/>O comando <text:span text:style-name="T1">last</text:span> armazena os últimos <text:span text:style-name="T4">logins</text:span> de cada usuário. O seu conteúdo é armazenado no arquivo:<text:span text:style-name="T2"> </text:span><text:span text:style-name="T1">/var/log/wtmp</text:span><text:span text:style-name="T3">.</text:span> Os dados que são armazenados nesse arquivo e que se consegue visualizar com esse comando são:</text:p>
      <text:list xml:id="list3210519027370594015" text:style-name="L1">
        <text:list-item>
          <text:p text:style-name="P21">Usuários;</text:p>
        </text:list-item>
        <text:list-item>
          <text:p text:style-name="P22">O terminal ou serviço utilizado;</text:p>
        </text:list-item>
        <text:list-item>
          <text:p text:style-name="P21">O endereço IP ou o nome da máquina;</text:p>
        </text:list-item>
        <text:list-item>
          <text:p text:style-name="P22">Data e Hora;</text:p>
        </text:list-item>
        <text:list-item>
          <text:p text:style-name="P21">A duração das sessões;</text:p>
        </text:list-item>
      </text:list>
      <text:p text:style-name="P12"><text:tab/></text:p>
      <text:p text:style-name="P12"><text:tab/>A seguir, pode-se visualizar o resultado do comando <text:span text:style-name="T7">last.</text:span></text:p>
      <text:p text:style-name="P3">root@elaborata:~# last</text:p>
      <text:p text:style-name="P4">root <text:s text:c="4"/>pts/0 <text:s text:c="7"/>192.168.1.3 <text:s text:c="5"/>Mon Jan 26 21:34 <text:s text:c="2"/>still logged in <text:s text:c="2"/></text:p>
      <text:p text:style-name="P4">root <text:s text:c="4"/>tty1 <text:s text:c="25"/>Mon Jan 26 21:34 <text:s text:c="2"/>still logged in <text:s text:c="2"/></text:p>
      <text:p text:style-name="P4">reboot <text:s text:c="2"/>system boot <text:s/>3.16.0-4-586 <text:s text:c="4"/>Sun Jan 25 23:30 - 21:48 <text:s/>(22:17) <text:s text:c="3"/></text:p>
      <text:p text:style-name="P4">root <text:s text:c="4"/>pts/0 <text:s text:c="7"/>192.168.1.3 <text:s text:c="5"/>Mon Jan 26 21:24 - down <text:s text:c="2"/>(00:08) <text:s text:c="3"/></text:p>
      <text:p text:style-name="P4">root <text:s text:c="4"/>tty1 <text:s text:c="25"/>Mon Jan 26 21:23 - down <text:s text:c="2"/>(00:09) <text:s text:c="3"/></text:p>
      <text:p text:style-name="P4">reboot <text:s text:c="2"/>system boot <text:s/>3.16.0-4-586 <text:s text:c="4"/>Sun Jan 25 23:20 - 21:32 <text:s/>(22:12) <text:s text:c="3"/></text:p>
      <text:p text:style-name="P4">root <text:s text:c="4"/>tty1 <text:s text:c="25"/>Sun Jan 25 22:00 - down <text:s text:c="2"/>(23:20) <text:s text:c="3"/></text:p>
      <text:p text:style-name="P4">reboot <text:s text:c="2"/>system boot <text:s/>3.16.0-4-586 <text:s text:c="4"/>Sun Jan 25 22:00 - 21:21 <text:s/>(23:21) <text:s text:c="3"/></text:p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P25" text:outline-level="3">O Comando lastlog</text:h>
      <text:p text:style-name="P12"><text:tab/><text:span text:style-name="T7">l</text:span><text:span text:style-name="T1">astlog</text:span><text:span text:style-name="T7"> </text:span>armazena quando o usuário <text:span text:style-name="T4">logou</text:span> pela última vez, o seu conteúdo é armazenado no arquivo: <text:span text:style-name="T1">/var/log/lastlog</text:span><text:span text:style-name="T3">. A seguir, veja um exemplo do comando </text:span><text:span text:style-name="T1">lastlog</text:span><text:span text:style-name="T3">.</text:span></text:p>
      <text:p text:style-name="P12"/>
      <text:p text:style-name="P12"/>
      <table:table table:name="Tabela33" table:style-name="Tabela33">
        <table:table-column table:style-name="Tabela33.A"/>
        <table:table-column table:style-name="Tabela33.B"/>
        <table:table-row>
          <table:table-cell table:style-name="Tabela33.A1" table:number-columns-spanned="2" office:value-type="string">
            <text:p text:style-name="P10">Parâmetros do comando <text:span text:style-name="T8">lastlog</text:span></text:p>
          </table:table-cell>
          <table:covered-table-cell/>
        </table:table-row>
        <table:table-row>
          <table:table-cell table:style-name="Tabela33.A2" office:value-type="string">
            <text:p text:style-name="P7">-<text:span text:style-name="T8">b</text:span></text:p>
          </table:table-cell>
          <table:table-cell table:style-name="Tabela33.B2" office:value-type="string">
            <text:p text:style-name="P8">Mostrar quem não logou <text:s/>X dias atrás</text:p>
          </table:table-cell>
        </table:table-row>
        <table:table-row>
          <table:table-cell table:style-name="Tabela33.A3" office:value-type="string">
            <text:p text:style-name="P7"><text:span text:style-name="T9">-</text:span><text:span text:style-name="T10">t</text:span></text:p>
          </table:table-cell>
          <table:table-cell table:style-name="Tabela33.B3" office:value-type="string">
            <text:p text:style-name="P9">Mostra apenas quem logou a X dias </text:p>
          </table:table-cell>
        </table:table-row>
      </table:table>
      <text:p text:style-name="P1"/>
      <text:p text:style-name="P12"/>
      <text:p text:style-name="P13"/>
      <text:p text:style-name="P3">root@elaborata:~# lastlog</text:p>
      <text:p text:style-name="P5">Nome de Usuário <text:s text:c="8"/>Porta <text:s text:c="4"/>De <text:s text:c="12"/>Último</text:p>
      <text:p text:style-name="P5">root <text:s text:c="12"/>pts/0 <text:s text:c="3"/>192.168.1.3 <text:s text:c="5"/>Seg Jan 26 21:34:45 -0200 2015</text:p>
      <text:p text:style-name="P5">daemon <text:s text:c="36"/>**Nunca logou**</text:p>
      <text:p text:style-name="P5">bin <text:s text:c="39"/>**Nunca logou**</text:p>
      <text:p text:style-name="P5">sys <text:s text:c="39"/>**Nunca logou**</text:p>
      <text:p text:style-name="P5">sync <text:s text:c="38"/>**Nunca logou**</text:p>
      <text:p text:style-name="P5">games <text:s text:c="37"/>**Nunca logou**</text:p>
      <text:p text:style-name="P5">man <text:s text:c="39"/>**Nunca logou**</text:p>
      <text:p text:style-name="P5">lp <text:s text:c="40"/>**Nunca logou**</text:p>
      <text:p text:style-name="P5">mail <text:s text:c="38"/>**Nunca logou**</text:p>
      <text:p text:style-name="P5">news <text:s text:c="38"/>**Nunca logou**</text:p>
      <text:p text:style-name="P5">uucp <text:s text:c="38"/>**Nunca logou**</text:p>
      <text:p text:style-name="P5">proxy <text:s text:c="37"/>**Nunca logou**</text:p>
      <text:p text:style-name="P5">www-data <text:s text:c="34"/>**Nunca logou**</text:p>
      <text:p text:style-name="P5">backup <text:s text:c="36"/>**Nunca logou**</text:p>
      <text:p text:style-name="P5">list <text:s text:c="38"/>**Nunca logou**</text:p>
      <text:p text:style-name="P5">irc <text:s text:c="39"/>**Nunca logou**</text:p>
      <text:p text:style-name="P5">gnats <text:s text:c="37"/>**Nunca logou**</text:p>
      <text:p text:style-name="P5">nobody <text:s text:c="36"/>**Nunca logou**</text:p>
      <text:p text:style-name="P5">systemd-timesync <text:s text:c="26"/>**Nunca logou**</text:p>
      <text:p text:style-name="P5">systemd-network <text:s text:c="27"/>**Nunca logou**</text:p>
      <text:p text:style-name="P5">systemd-resolve <text:s text:c="27"/>**Nunca logou**</text:p>
      <text:p text:style-name="P5">systemd-bus-proxy <text:s text:c="26"/>**Nunca logou**</text:p>
      <text:p text:style-name="P5">Debian-exim <text:s text:c="31"/>**Nunca logou**</text:p>
      <text:p text:style-name="P5">messagebus <text:s text:c="32"/>**Nunca logou**</text:p>
      <text:p text:style-name="P5">statd <text:s text:c="37"/>**Nunca logou**</text:p>
      <text:p text:style-name="P5"><text:soft-page-break/>avahi-autoipd <text:s text:c="29"/>**Nunca logou**</text:p>
      <text:p text:style-name="P5">sshd <text:s text:c="38"/>**Nunca logou**</text:p>
      <text:p text:style-name="P5">usuario <text:s text:c="35"/>**Nunca logou**</text:p>
      <text:p text:style-name="P5">vboxadd <text:s text:c="35"/>**Nunca logou**</text:p>
      <text:p text:style-name="P5"/>
      <text:p text:style-name="P14"/>
      <text:p text:style-name="P14"><text:tab/><text:span text:style-name="T8">Mostrar quem não logou nos últimos 3 dias</text:span></text:p>
      <text:p text:style-name="P3">root@elaborata:~# lastlog -<text:span text:style-name="T8">b 3</text:span></text:p>
      <text:p text:style-name="P6"><text:s/><text:span text:style-name="T8">Nome de Usuário <text:s text:c="8"/>Porta <text:s text:c="4"/>De <text:s text:c="12"/>Último</text:span></text:p>
      <text:p text:style-name="P6">daemon <text:s text:c="36"/>**Nunca logou**</text:p>
      <text:p text:style-name="P6">bin <text:s text:c="39"/>**Nunca logou**</text:p>
      <text:p text:style-name="P6">sys <text:s text:c="39"/>**Nunca logou**</text:p>
      <text:p text:style-name="P6">sync <text:s text:c="38"/>**Nunca logou**</text:p>
      <text:p text:style-name="P6">games <text:s text:c="37"/>**Nunca logou**</text:p>
      <text:p text:style-name="P6">man <text:s text:c="39"/>**Nunca logou**</text:p>
      <text:p text:style-name="P6">lp <text:s text:c="40"/>**Nunca logou**</text:p>
      <text:p text:style-name="P6">mail <text:s text:c="38"/>**Nunca logou**</text:p>
      <text:p text:style-name="P6">news <text:s text:c="38"/>**Nunca logou**</text:p>
      <text:p text:style-name="P6">uucp <text:s text:c="38"/>**Nunca logou**</text:p>
      <text:p text:style-name="P6">proxy <text:s text:c="37"/>**Nunca logou**</text:p>
      <text:p text:style-name="P6">www-data <text:s text:c="34"/>**Nunca logou**</text:p>
      <text:p text:style-name="P6">backup <text:s text:c="36"/>**Nunca logou**</text:p>
      <text:p text:style-name="P6">list <text:s text:c="38"/>**Nunca logou**</text:p>
      <text:p text:style-name="P6">irc <text:s text:c="39"/>**Nunca logou**</text:p>
      <text:p text:style-name="P6">gnats <text:s text:c="37"/>**Nunca logou**</text:p>
      <text:p text:style-name="P6">nobody <text:s text:c="36"/>**Nunca logou**</text:p>
      <text:p text:style-name="P6">systemd-timesync <text:s text:c="26"/>**Nunca logou**</text:p>
      <text:p text:style-name="P6">systemd-network <text:s text:c="27"/>**Nunca logou**</text:p>
      <text:p text:style-name="P6">systemd-resolve <text:s text:c="27"/>**Nunca logou**</text:p>
      <text:p text:style-name="P6">systemd-bus-proxy <text:s text:c="26"/>**Nunca logou**</text:p>
      <text:p text:style-name="P6">Debian-exim <text:s text:c="31"/>**Nunca logou**</text:p>
      <text:p text:style-name="P6">messagebus <text:s text:c="32"/>**Nunca logou**</text:p>
      <text:p text:style-name="P6">statd <text:s text:c="37"/>**Nunca logou**</text:p>
      <text:p text:style-name="P6">avahi-autoipd <text:s text:c="29"/>**Nunca logou**</text:p>
      <text:p text:style-name="P6">sshd <text:s text:c="38"/>**Nunca logou**</text:p>
      <text:p text:style-name="P6">usuario <text:s text:c="35"/>**Nunca logou**</text:p>
      <text:p text:style-name="P6">vboxadd <text:s text:c="35"/>**Nunca logou**</text:p>
      <text:p text:style-name="P11"><text:s text:c="7"/></text:p>
      <text:p text:style-name="P11"/>
      <text:p text:style-name="P11"><text:soft-page-break/></text:p>
      <text:p text:style-name="P11"><text:tab/> <text:s text:c="3"/><text:span text:style-name="T8">Mostrar quem logou nos últimos 10 dias </text:span></text:p>
      <text:p text:style-name="P11"/>
      <text:p text:style-name="P2">root@elaborata:~# lastlog -<text:span text:style-name="T8">t 10</text:span></text:p>
      <text:p text:style-name="P11"/>
      <text:p text:style-name="P5">Nome de Usuário <text:s text:c="8"/>Porta <text:s text:c="4"/>De <text:s text:c="12"/>Último</text:p>
      <text:p text:style-name="P5">root <text:s text:c="12"/>pts/0 <text:s text:c="3"/>192.168.1.3 <text:s text:c="5"/>Seg Jan 26 21:34:45 -0200 2015</text:p>
      <text:p text:style-name="P11"/>
      <text:h text:style-name="P26" text:outline-level="3">Comandos com múltiplas alternativas de binário</text:h>
      <text:p text:style-name="P20"><text:span text:style-name="T3"><text:s/></text:span><text:span text:style-name="T12"><text:s/><text:tab/> <text:s text:c="5"/></text:span><text:span text:style-name="T13">É possível para diversos programas que executam as <text:s/>mesmas <text:s/>funções <text:s/>ou</text:span><text:span text:style-name="T12"> </text:span><text:span text:style-name="T13">funções <text:s/>similares serem instalados em um único sistema ao mesmo tempo.</text:span><text:span text:style-name="T12"> </text:span><text:span text:style-name="T13">Por <text:s/>exemplo, <text:s/>muitos <text:s/>sistemas <text:s/>possuem <text:s/>diversos <text:s/>editores <text:s/>de <text:s/>texto</text:span><text:span text:style-name="T12"> <text:s text:c="2"/></text:span><text:span text:style-name="T13">instalados. <text:s/>Isto <text:s/>dá <text:s/>a <text:s/>possibilidade <text:s/>de escolha para os usuários do</text:span><text:span text:style-name="T12"> <text:s/></text:span><text:span text:style-name="T13">sistema, permitindo a cada <text:s/>usuário <text:s/>usar <text:s/>um <text:s/>editor <text:s/>diferente, <text:s/>caso </text:span><text:span text:style-name="T12"><text:s/></text:span><text:span text:style-name="T13">desejado, <text:s/>mas <text:s/>faz com que seja difícil para um programa fazer uma boa</text:span><text:span text:style-name="T12"> <text:s/></text:span><text:span text:style-name="T13">escolha <text:s/>de <text:s/>um <text:s/>editor <text:s/>o <text:s/>qual <text:s/>invocar <text:s/>caso <text:s/>o <text:s/>usuário <text:s/>não <text:s/>tenha</text:span><text:span text:style-name="T12"> <text:s/></text:span><text:span text:style-name="T13">especificado um editor particular de sua preferência.</text:span></text:p>
      <text:p text:style-name="P16"/>
      <text:p text:style-name="P18"><text:span text:style-name="T3"><text:tab/>Com o comando</text:span><text:span text:style-name="T1"> update-alternatives </text:span><text:span text:style-name="T3"><text:s/>é possível criar , alterar e remover as alternativas que são </text:span><text:span text:style-name="T1">links simbólicos </text:span><text:span text:style-name="T3"><text:s/>no diretório </text:span><text:span text:style-name="T5">/etc/alternatives/ </text:span><text:span text:style-name="T6">. </text:span></text:p>
      <text:p text:style-name="P19"/>
      <table:table table:name="Tabela36" table:style-name="Tabela36">
        <table:table-column table:style-name="Tabela36.A"/>
        <table:table-column table:style-name="Tabela36.B"/>
        <table:table-row>
          <table:table-cell table:style-name="Tabela36.A1" table:number-columns-spanned="2" office:value-type="string">
            <text:p text:style-name="P35">Parâmetros do comando update-alternatives</text:p>
          </table:table-cell>
          <table:covered-table-cell/>
        </table:table-row>
        <table:table-row>
          <table:table-cell table:style-name="Tabela36.A2" office:value-type="string">
            <text:p text:style-name="P29">--install</text:p>
          </table:table-cell>
          <table:table-cell table:style-name="Tabela36.B2" office:value-type="string">
            <text:p text:style-name="P30">Adiciona um binário a um grupo pré definido</text:p>
          </table:table-cell>
        </table:table-row>
        <table:table-row>
          <table:table-cell table:style-name="Tabela36.A3" office:value-type="string">
            <text:p text:style-name="P31"><text:span text:style-name="T9">--</text:span><text:span text:style-name="T11">config</text:span></text:p>
          </table:table-cell>
          <table:table-cell table:style-name="Tabela36.B3" office:value-type="string">
            <text:p text:style-name="P32">Configura qual binário será executado no link</text:p>
          </table:table-cell>
        </table:table-row>
        <table:table-row>
          <table:table-cell table:style-name="Tabela36.A3" office:value-type="string">
            <text:p text:style-name="P33">--remove</text:p>
          </table:table-cell>
          <table:table-cell table:style-name="Tabela36.B3" office:value-type="string">
            <text:p text:style-name="P34">Remove um associação do link</text:p>
          </table:table-cell>
        </table:table-row>
        <table:table-row>
          <table:table-cell table:style-name="Tabela36.A3" office:value-type="string">
            <text:p text:style-name="P33">--remove-all</text:p>
          </table:table-cell>
          <table:table-cell table:style-name="Tabela36.B3" office:value-type="string">
            <text:p text:style-name="P34">Remove todas as associações do link</text:p>
          </table:table-cell>
        </table:table-row>
      </table:table>
      <text:p text:style-name="P19"><text:tab/></text:p>
      <text:p text:style-name="P16"/>
      <text:p text:style-name="P16"><text:tab/>Sintaxe:</text:p>
      <text:p text:style-name="P28"><text:span text:style-name="T14">root@elaborata:~#</text:span><text:span text:style-name="T3"> update-alternatives [opção] \</text:span></text:p>
      <text:p text:style-name="P27">&lt;link&gt; &lt;nome&gt; &lt;caminho&gt;&lt;prioridade&gt; </text:p>
      <text:p text:style-name="P17"/>
      <text:p text:style-name="P24"><text:span text:style-name="T14">root@elaborata:~#</text:span><text:span text:style-name="T3"> update-alternatives -–install \</text:span></text:p>
      <text:p text:style-name="P23">/usr/bin/meueditor editor /bin/nano 80</text:p>
      <text:p text:style-name="P17"><text:tab/></text:p>
      <text:p text:style-name="P17"><text:tab/>Usando a alternativa:</text:p>
      <text:p text:style-name="P24"><text:span text:style-name="T14">root@elaborata:~#</text:span><text:span text:style-name="T3"> meueditor arquivo.txt</text:span></text:p>
      <text:p text:style-name="P20"><text:span text:style-name="T3"><text:tab/>Foi criado um </text:span><text:span text:style-name="T1">link simbolico </text:span><text:span text:style-name="T3"><text:s/>com o nome de </text:span><text:span text:style-name="T6">meueditor</text:span><text:span text:style-name="T3"> o nome da alterativa é </text:span><text:span text:style-name="T1">editor</text:span><text:span text:style-name="T3"> .</text:span></text:p>
      <text:p text:style-name="P17"><text:tab/></text:p>
      <text:p text:style-name="P17"><text:tab/>Trocando de alternativa:</text:p>
      <text:p text:style-name="P28"><text:span text:style-name="T14">root@elaborata:~#</text:span><text:span text:style-name="T3"> update-alternatives –-config &lt;nome&gt; </text:span></text:p>
      <text:p text:style-name="P17"/>
      <text:p text:style-name="P17"><text:tab/>Exemplo:</text:p>
      <text:p text:style-name="P24"><text:span text:style-name="T14">root@elaborata:~#</text:span><text:span text:style-name="T3"> update-alternatives –-config editor <text:s/></text:span></text:p>
      <text:p text:style-name="P27"><text:soft-page-break/>Existem 4 alternativas para a alternativa editor ( /usr/bin/meueditor).</text:p>
      <text:p text:style-name="P27"/>
      <text:p text:style-name="P27"><text:tab/>Seleção <text:s text:c="4"/>Caminho <text:s text:c="9"/>Prioridade Estado</text:p>
      <text:p text:style-name="P27">------------------------------------------------------------------------</text:p>
      <text:p text:style-name="P27"><text:s text:c="3"/>* 0 <text:s text:c="10"/>/usr/bin/vim <text:s text:c="8"/>90 <text:s text:c="6"/>modo automatico </text:p>
      <text:p text:style-name="P27"><text:s text:c="5"/>1 <text:s text:c="10"/>/bin/nano <text:s text:c="11"/>80 <text:s text:c="6"/>modo manual </text:p>
      <text:p text:style-name="P27">Pressione enter para manter a escolha actual[*], ou digite o número da seleção:</text:p>
      <text:p text:style-name="P20"><text:span text:style-name="T3"><text:tab/>Selecione a opção </text:span><text:span text:style-name="T1">1</text:span><text:span text:style-name="T3"> e pressione enter para mudar para o editor </text:span><text:span text:style-name="T1">nano.</text:span></text:p>
      <text:p text:style-name="P17"><text:tab/></text:p>
      <text:p text:style-name="P17"/>
      <text:p text:style-name="P17"/>
      <text:p text:style-name="P17"><text:tab/>Removendo alternativas:</text:p>
      <text:p text:style-name="P28"><text:span text:style-name="T14">root@elaborata:~#</text:span><text:span text:style-name="T3"> update-alternatives –-remove &lt;nome&gt; &lt;link&gt;</text:span></text:p>
      <text:p text:style-name="P17"/>
      <text:p text:style-name="P17"><text:tab/>Exemplo:</text:p>
      <text:p text:style-name="P24"><text:span text:style-name="T14">root@elaborata:~#</text:span><text:span text:style-name="T3"> update-alternatives –-remove editor /usr/bin/meueditor</text:span></text:p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Arial Narrow" svg:font-family="'Arial Narrow'"/>
    <style:font-face style:name="StarSymbol1" svg:font-family="StarSymbol"/>
    <style:font-face style:name="Garamond1" svg:font-family="Garamond" style:font-family-generic="roman"/>
    <style:font-face style:name="DejaVu Sans1" svg:font-family="'DejaVu Sans'" style:font-family-generic="swiss"/>
    <style:font-face style:name="Lucida Console" svg:font-family="'Lucida Console'" style:font-adornments="Normal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Garamond" fo:font-family="Garamond" style:font-family-generic="roman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Comando" style:family="paragraph" style:parent-style-name="Standard">
      <style:paragraph-properties fo:margin-top="0cm" fo:margin-bottom="0.21cm" loext:contextual-spacing="false" fo:background-color="#000000" fo:padding="0.035cm" fo:border="0.99pt solid #808080">
        <style:background-image/>
      </style:paragraph-properties>
      <style:text-properties fo:color="#ffffff" style:font-name="Lucida Console" fo:font-family="'Lucida Console'" style:font-style-name="Normal" style:font-pitch="fixed" fo:font-size="10pt" fo:font-weight="normal" style:font-size-asian="10pt"/>
    </style:style>
    <style:style style:name="Código" style:family="paragraph" style:parent-style-name="Standard">
      <style:paragraph-properties fo:margin-top="0cm" fo:margin-bottom="0.21cm" loext:contextual-spacing="false" fo:background-color="#e6e6e6" fo:padding="0.035cm" fo:border="0.51pt solid #000000" style:shadow="none">
        <style:background-image/>
      </style:paragraph-properties>
      <style:text-properties style:font-name="Lucida Console" fo:font-family="'Lucida Console'" style:font-style-name="Normal" style:font-pitch="fixed"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cm" fo:margin-bottom="0cm" loext:contextual-spacing="false" fo:text-align="center" style:justify-single-word="false" text:number-lines="false" text:line-number="0"/>
      <style:text-properties fo:color="#ffffff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Garamond" fo:font-family="Garamond" style:font-family-generic="roman" style:font-pitch="variable" fo:font-size="14pt" fo:font-style="normal" fo:font-weight="bold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5-02-22T19:41:10.255602245</meta:creation-date>
    <dc:date>2015-02-22T20:43:38.520668625</dc:date>
    <dc:creator>nicolas </dc:creator>
    <meta:editing-duration>PT53M49S</meta:editing-duration>
    <meta:editing-cycles>2</meta:editing-cycles>
    <meta:generator>LibreOffice/4.3.3.2$Linux_X86_64 LibreOffice_project/430m0$Build-2</meta:generator>
    <meta:document-statistic meta:table-count="2" meta:image-count="0" meta:object-count="0" meta:page-count="6" meta:paragraph-count="131" meta:word-count="696" meta:character-count="7142" meta:non-whitespace-character-count="4154"/>
  </office:meta>
</office:document-meta>
</file>